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30000058A17D69F5EE2335AA3.png" manifest:media-type="image/png"/>
  <manifest:file-entry manifest:full-path="Pictures/100000010000044500000589387EA1E34F38F86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family-generic="swiss"/>
    <style:font-face style:name="Droid Sans Fallback" svg:font-family="'Droid Sans Fallback'" style:font-family-generic="system" style:font-pitch="variable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8pt" officeooo:rsid="000a6830" style:font-size-asian="18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Marco3" text:anchor-type="paragraph" svg:width="13cm" draw:z-index="2"><draw:text-box fo:min-height="0.499cm"><text:p text:style-name="P5"><text:span text:style-name="UBu_5f_gr"><text:span text:style-name="T3">D. </text:span></text:span><text:span text:style-name="UBu_5f_gr"><text:span text:style-name="T3"><text:user-defined style:data-style-name="N0" text:name="Tutor">Pedro Renedo Fernandez</text:user-defined></text:span></text:span><text:span text:style-name="UBu_5f_gr"><text:span text:style-name="T3">, profesor del departamento de Ingeniería &lt;...&gt;, área de &lt;...&gt;</text:span></text:span></text:p><text:p text:style-name="UBu_5f_Autoriza"><text:span text:style-name="UBu_5f_gr"><text:span text:style-name="T3"/></text:span></text:p><text:p text:style-name="UBu_5f_Autoriza"><text:span text:style-name="UBu_5f_gr"><text:span text:style-name="T3">Expone:</text:span></text:span></text:p><text:p text:style-name="UBu_5f_Autoriza"><text:span text:style-name="UBu_5f_gr"><text:span text:style-name="T3"/></text:span></text:p><text:p text:style-name="UBu_5f_Autoriza"><text:span text:style-name="UBu_5f_gr"><text:span text:style-name="T3">Que el alumno D. </text:span></text:span><text:span text:style-name="UBu_5f_gr"><text:span text:style-name="T3"><text:initial-creator>C P.A.</text:initial-creator></text:span></text:span><text:span text:style-name="UBu_5f_gr"><text:span text:style-name="T3">, con DNI &lt;...&gt;, ha realizado el </text:span></text:span><text:span text:style-name="UBu_5f_gr"><text:span text:style-name="T3"><text:subject>Trabajo final del GºIng.Informática</text:subject></text:span></text:span><text:span text:style-name="UBu_5f_gr"><text:span text:style-name="T3"><text:s/>titulado: </text:span></text:span><text:span text:style-name="UBu_5f_gr"><text:span text:style-name="T3"><text:title>&lt;título del TFG (plantilla)&gt;</text:title></text:span></text:span><text:span text:style-name="UBu_5f_gr"><text:span text:style-name="T3">.</text:span></text:span></text:p><text:p text:style-name="UBu_5f_Autoriza"><text:span text:style-name="UBu_5f_gr"><text:span text:style-name="T3"/></text:span></text:p><text:p text:style-name="UBu_5f_Autoriza"><text:span text:style-name="UBu_5f_gr"><text:span text:style-name="T3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3"/></text:span></text:p><text:p text:style-name="UBu_5f_Pie_5f_Portada"><text:span text:style-name="UBu_5f_gr"><text:span text:style-name="T3">En Burgos a <text:s text:c="3"/>de </text:span></text:span><text:span text:style-name="UBu_5f_gr"><text:span text:style-name="T3"><text:user-defined style:data-style-name="N0" text:name="FechaEntrega">&lt;junio de 2022&gt;</text:user-defined></text:span></text:span></text:p><text:p text:style-name="UBu_5f_Pie_5f_Portada"><text:span text:style-name="UBu_5f_gr"><text:span text:style-name="T3"/></text:span></text:p><text:p text:style-name="UBu_5f_Pie_5f_Portada"><text:span text:style-name="UBu_5f_gr"><text:span text:style-name="T3"/></text:span></text:p><text:p text:style-name="UBu_5f_Pie_5f_Portada"><text:span text:style-name="UBu_5f_gr"><text:span text:style-name="T3"/></text:span></text:p><text:p text:style-name="UBu_5f_Pie_5f_Portada"><text:span text:style-name="UBu_5f_gr"><text:span text:style-name="T3"/></text:span></text:p><text:p text:style-name="UBu_5f_Pie_5f_Portada"><text:span text:style-name="UBu_5f_gr"><text:span text:style-name="T3"><text:user-defined style:data-style-name="N0" text:name="Tutor">Pedro Renedo Fernandez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family-generic="swiss"/>
    <style:font-face style:name="Droid Sans Fallback" svg:font-family="'Droid Sans Fallback'" style:font-family-generic="system" style:font-pitch="variable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family="'Liberation Serif'" style:font-style-name="Predeterminado" style:font-family-generic="roman" style:font-pitch="variable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family="Garamond" style:font-style-name="Predeterminado" style:font-family-generic="roman" style:font-pitch="variable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T3" style:family="text">
      <style:text-properties fo:font-size="18pt" officeooo:rsid="000a6830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autorizaTFG" style:page-layout-name="Mpm2" draw:style-name="Mdp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eLine1767549686016"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1"><draw:image xlink:href="Pictures/10000001000003530000058A17D69F5EE2335AA3.png" xlink:type="simple" xlink:show="embed" xlink:actuate="onLoad" draw:mime-type="image/png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</text:span></text:span><text:span text:style-name="UBu_5f_gr"><text:span text:style-name="MT3">rado </text:span></text:span><text:span text:style-name="UBu_5f_gr"><text:span text:style-name="MT2">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0"><draw:image xlink:href="Pictures/100000010000044500000589387EA1E34F38F86F.png" xlink:type="simple" xlink:show="embed" xlink:actuate="onLoad" draw:mime-type="image/png"/></draw:frame></text:p>
            </table:table-cell>
          </table:table-row>
        </table:table>
        <text:p text:style-name="Standard"/>
      </style:header>
    </style:master-page>
    <style:master-page style:name="blanca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 P.A.</meta:initial-creator>
    <meta:creation-date>2015-05-30T11:29:35</meta:creation-date>
    <meta:generator>LibreOffice/7.2.6.2$Windows_X86_64 LibreOffice_project/b0ec3a565991f7569a5a7f5d24fed7f52653d754</meta:generator>
    <dc:date>2022-04-11T09:21:26.603000000</dc:date>
    <dc:creator>Armando Socastro Lema</dc:creator>
    <meta:editing-duration>PT23M34S</meta:editing-duration>
    <meta:editing-cycles>10</meta:editing-cycles>
    <dc:title>&lt;título del TFG (plantilla)&gt;</dc:title>
    <dc:subject>Trabajo final del GºIng.Informática</dc:subject>
    <meta:document-statistic meta:table-count="1" meta:image-count="2" meta:object-count="0" meta:page-count="2" meta:paragraph-count="11" meta:word-count="83" meta:character-count="511" meta:non-whitespace-character-count="434"/>
    <meta:user-defined meta:name="FechaEntrega">&lt;junio de 2022&gt;</meta:user-defined>
    <meta:user-defined meta:name="Tutor">Pedro Renedo Fernandez</meta:user-defined>
  </office:meta>
</office:document-meta>
</file>